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0">09/10/2023</text:date>, <text:time>19:0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0T19:06:23.79</meta:creation-date>
    <dc:date>2023-09-10T19:08:05.23</dc:date>
    <meta:editing-duration>PT1M41S</meta:editing-duration>
    <meta:editing-cycles>1</meta:editing-cycles>
    <meta:document-statistic meta:table-count="3" meta:cell-count="64" meta:object-count="0"/>
    <meta:generator>OpenOffice/4.1.10$Win32 OpenOffice.org_project/4110m2$Build-9807</meta:generator>
  </office:meta>
</office:document-meta>
</file>